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Bitstream Vera Sans Mono" svg:font-family="Bitstream Vera Sans Mono" style:font-family-generic="moder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text-indent="0.5in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paragraph-properties fo:text-align="center" fo:text-indent="0.5in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justify" fo:text-indent="0.5in"/>
    </style:style>
    <style:style style:name="P13" style:parent-style-name="Standard" style:family="paragraph">
      <style:paragraph-properties fo:text-align="justify" fo:text-indent="0.5in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  <style:text-properties fo:font-style="italic" style:font-style-asian="italic" style:font-style-complex="italic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text-align="justify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fo:language="sr" fo:country="RS"/>
    </style:style>
    <style:style style:name="P27" style:parent-style-name="Standard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Standard" style:family="paragraph">
      <style:paragraph-properties fo:text-align="justify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T37" style:parent-style-name="DefaultParagraphFont" style:family="text">
      <style:text-properties fo:font-style="italic" style:font-style-asian="italic" style:font-style-complex="italic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fo:font-style="italic" style:font-style-asian="italic" style:font-style-complex="italic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text-align="justify" fo:text-indent="0.5in"/>
    </style:style>
    <style:style style:name="P44" style:parent-style-name="Standard" style:family="paragraph">
      <style:paragraph-properties fo:text-align="justify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P48" style:parent-style-name="Standard" style:family="paragraph">
      <style:paragraph-properties fo:text-align="justify"/>
    </style:style>
    <style:style style:name="P49" style:parent-style-name="Standard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54" style:parent-style-name="DefaultParagraphFont" style:family="text">
      <style:text-properties fo:font-style="italic" style:font-style-asian="italic" style:font-style-complex="italic"/>
    </style:style>
    <style:style style:name="T55" style:parent-style-name="DefaultParagraphFont" style:family="text">
      <style:text-properties fo:font-style="italic" style:font-style-asian="italic" style:font-style-complex="italic"/>
    </style:style>
    <style:style style:name="T56" style:parent-style-name="DefaultParagraphFont" style:family="text">
      <style:text-properties fo:font-style="italic" style:font-style-asian="italic" style:font-style-complex="italic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Normal" style:family="paragraph">
      <style:paragraph-properties style:text-autospace="none" fo:margin-left="0.1in">
        <style:tab-stops/>
      </style:paragraph-properties>
      <style:text-properties style:font-name="Source Code Pro"/>
    </style:style>
    <style:style style:name="P64" style:parent-style-name="Normal" style:family="paragraph">
      <style:paragraph-properties style:text-autospace="none" fo:margin-left="0.1in">
        <style:tab-stops/>
      </style:paragraph-properties>
    </style:style>
    <style:style style:name="T65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66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67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68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69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70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71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72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73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P74" style:parent-style-name="Standard" style:family="paragraph">
      <style:paragraph-properties fo:text-align="justify"/>
    </style:style>
    <style:style style:name="P75" style:parent-style-name="Normal" style:family="paragraph">
      <style:paragraph-properties fo:text-align="end"/>
    </style:style>
    <style:style style:name="T76" style:parent-style-name="DefaultParagraphFont" style:family="text">
      <style:text-properties style:font-name="Bitstream Vera Sans Mono" fo:font-size="10pt" style:font-size-asian="10pt" style:font-size-complex="10pt"/>
    </style:style>
    <style:style style:name="P77" style:parent-style-name="Normal" style:family="paragraph">
      <style:paragraph-properties fo:text-align="end"/>
    </style:style>
    <style:style style:name="T78" style:parent-style-name="DefaultParagraphFont" style:family="text">
      <style:text-properties style:font-name="Bitstream Vera Sans Mono" fo:font-size="10pt" style:font-size-asian="10pt" style:font-size-complex="10pt"/>
    </style:style>
    <style:style style:name="P79" style:parent-style-name="Normal" style:family="paragraph">
      <style:paragraph-properties fo:text-align="end"/>
    </style:style>
    <style:style style:name="T80" style:parent-style-name="DefaultParagraphFont" style:family="text">
      <style:text-properties style:font-name="Bitstream Vera Sans Mono" fo:font-size="10pt" style:font-size-asian="10pt" style:font-size-complex="10pt"/>
    </style:style>
    <style:style style:name="P81" style:parent-style-name="Normal" style:family="paragraph">
      <style:paragraph-properties fo:text-align="end"/>
    </style:style>
    <style:style style:name="T82" style:parent-style-name="DefaultParagraphFont" style:family="text">
      <style:text-properties style:font-name="Bitstream Vera Sans Mono" fo:font-size="10pt" style:font-size-asian="10pt" style:font-size-complex="10pt"/>
    </style:style>
    <style:style style:name="P83" style:parent-style-name="Normal" style:family="paragraph">
      <style:paragraph-properties fo:text-align="end"/>
    </style:style>
    <style:style style:name="T84" style:parent-style-name="DefaultParagraphFont" style:family="text">
      <style:text-properties style:font-name="Bitstream Vera Sans Mono" fo:font-size="10pt" style:font-size-asian="10pt" style:font-size-complex="10pt"/>
    </style:style>
    <style:style style:name="P85" style:parent-style-name="Normal" style:family="paragraph">
      <style:paragraph-properties fo:text-align="end"/>
    </style:style>
    <style:style style:name="T86" style:parent-style-name="DefaultParagraphFont" style:family="text">
      <style:text-properties style:font-name="Bitstream Vera Sans Mono" fo:font-size="10pt" style:font-size-asian="10pt" style:font-size-complex="10pt"/>
    </style:style>
    <style:style style:name="P87" style:parent-style-name="Normal" style:family="paragraph">
      <style:paragraph-properties fo:text-align="end"/>
    </style:style>
    <style:style style:name="T88" style:parent-style-name="DefaultParagraphFont" style:family="text">
      <style:text-properties style:font-name="Bitstream Vera Sans Mono" fo:font-size="10pt" style:font-size-asian="10pt" style:font-size-complex="10pt"/>
    </style:style>
    <style:style style:name="P89" style:parent-style-name="Normal" style:family="paragraph">
      <style:paragraph-properties fo:text-align="end"/>
    </style:style>
    <style:style style:name="T90" style:parent-style-name="DefaultParagraphFont" style:family="text">
      <style:text-properties style:font-name="Bitstream Vera Sans Mono" fo:font-size="10pt" style:font-size-asian="10pt" style:font-size-complex="10pt"/>
    </style:style>
    <style:style style:name="P91" style:parent-style-name="Normal" style:family="paragraph">
      <style:paragraph-properties fo:text-align="end"/>
    </style:style>
    <style:style style:name="T92" style:parent-style-name="DefaultParagraphFont" style:family="text">
      <style:text-properties style:font-name="Bitstream Vera Sans Mono" fo:font-size="10pt" style:font-size-asian="10pt" style:font-size-complex="10pt"/>
    </style:style>
    <style:style style:name="P93" style:parent-style-name="Normal" style:family="paragraph">
      <style:paragraph-properties fo:text-align="end"/>
    </style:style>
    <style:style style:name="T94" style:parent-style-name="DefaultParagraphFont" style:family="text">
      <style:text-properties style:font-name="Bitstream Vera Sans Mono" fo:font-size="10pt" style:font-size-asian="10pt" style:font-size-complex="10pt"/>
    </style:style>
    <style:style style:name="P95" style:parent-style-name="Normal" style:family="paragraph">
      <style:paragraph-properties fo:text-align="end"/>
    </style:style>
    <style:style style:name="T96" style:parent-style-name="DefaultParagraphFont" style:family="text">
      <style:text-properties style:font-name="Bitstream Vera Sans Mono" fo:font-size="10pt" style:font-size-asian="10pt" style:font-size-complex="10pt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P110" style:parent-style-name="Standard" style:family="paragraph">
      <style:paragraph-properties fo:text-align="justify"/>
    </style:style>
    <style:style style:name="P111" style:parent-style-name="Normal" style:family="paragraph">
      <style:paragraph-properties style:text-autospace="none" fo:margin-left="0.1in">
        <style:tab-stops/>
      </style:paragraph-properties>
    </style:style>
    <style:style style:name="P112" style:parent-style-name="Normal" style:family="paragraph">
      <style:paragraph-properties style:text-autospace="none" fo:margin-left="0.1in">
        <style:tab-stops/>
      </style:paragraph-properties>
    </style:style>
    <style:style style:name="T113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4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5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6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7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8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19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0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1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2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3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4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5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6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7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T128" style:parent-style-name="DefaultParagraphFont" style:family="text">
      <style:text-properties style:font-name="Source Code Pro" style:font-name-asian="Bitstream Vera Sans Mono" style:font-name-complex="Bitstream Vera Sans Mono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P130" style:parent-style-name="Normal" style:family="paragraph">
      <style:paragraph-properties fo:text-align="end"/>
    </style:style>
    <style:style style:name="T131" style:parent-style-name="DefaultParagraphFont" style:family="text">
      <style:text-properties style:font-name="Bitstream Vera Sans Mono" fo:font-size="10pt" style:font-size-asian="10pt" style:font-size-complex="10pt"/>
    </style:style>
    <style:style style:name="P132" style:parent-style-name="Normal" style:family="paragraph">
      <style:paragraph-properties fo:text-align="end"/>
    </style:style>
    <style:style style:name="T133" style:parent-style-name="DefaultParagraphFont" style:family="text">
      <style:text-properties style:font-name="Bitstream Vera Sans Mono" fo:font-size="10pt" style:font-size-asian="10pt" style:font-size-complex="10pt"/>
    </style:style>
    <style:style style:name="P134" style:parent-style-name="Normal" style:family="paragraph">
      <style:paragraph-properties fo:text-align="end"/>
    </style:style>
    <style:style style:name="T135" style:parent-style-name="DefaultParagraphFont" style:family="text">
      <style:text-properties style:font-name="Bitstream Vera Sans Mono" fo:font-size="10pt" style:font-size-asian="10pt" style:font-size-complex="10pt"/>
    </style:style>
    <style:style style:name="P136" style:parent-style-name="Normal" style:family="paragraph">
      <style:paragraph-properties fo:text-align="end"/>
    </style:style>
    <style:style style:name="T137" style:parent-style-name="DefaultParagraphFont" style:family="text">
      <style:text-properties style:font-name="Bitstream Vera Sans Mono" fo:font-size="10pt" style:font-size-asian="10pt" style:font-size-complex="10pt"/>
    </style:style>
    <style:style style:name="P138" style:parent-style-name="Normal" style:family="paragraph">
      <style:paragraph-properties fo:text-align="end"/>
    </style:style>
    <style:style style:name="T139" style:parent-style-name="DefaultParagraphFont" style:family="text">
      <style:text-properties style:font-name="Bitstream Vera Sans Mono" fo:font-size="10pt" style:font-size-asian="10pt" style:font-size-complex="10pt"/>
    </style:style>
    <style:style style:name="P140" style:parent-style-name="Normal" style:family="paragraph">
      <style:paragraph-properties fo:text-align="end"/>
    </style:style>
    <style:style style:name="T141" style:parent-style-name="DefaultParagraphFont" style:family="text">
      <style:text-properties style:font-name="Bitstream Vera Sans Mono" fo:font-size="10pt" style:font-size-asian="10pt" style:font-size-complex="10pt"/>
    </style:style>
    <style:style style:name="P142" style:parent-style-name="Normal" style:family="paragraph">
      <style:paragraph-properties fo:text-align="end"/>
    </style:style>
    <style:style style:name="T143" style:parent-style-name="DefaultParagraphFont" style:family="text">
      <style:text-properties style:font-name="Bitstream Vera Sans Mono" fo:font-size="10pt" style:font-size-asian="10pt" style:font-size-complex="10pt"/>
    </style:style>
    <style:style style:name="P144" style:parent-style-name="Normal" style:family="paragraph">
      <style:paragraph-properties fo:text-align="end"/>
    </style:style>
    <style:style style:name="T145" style:parent-style-name="DefaultParagraphFont" style:family="text">
      <style:text-properties style:font-name="Bitstream Vera Sans Mono" fo:font-size="10pt" style:font-size-asian="10pt" style:font-size-complex="10pt"/>
    </style:style>
    <style:style style:name="P146" style:parent-style-name="Normal" style:family="paragraph">
      <style:paragraph-properties fo:text-align="end"/>
    </style:style>
    <style:style style:name="T147" style:parent-style-name="DefaultParagraphFont" style:family="text">
      <style:text-properties style:font-name="Bitstream Vera Sans Mono" fo:font-size="10pt" style:font-size-asian="10pt" style:font-size-complex="10pt"/>
    </style:style>
    <style:style style:name="P148" style:parent-style-name="Normal" style:family="paragraph">
      <style:paragraph-properties fo:text-align="end"/>
    </style:style>
    <style:style style:name="T149" style:parent-style-name="DefaultParagraphFont" style:family="text">
      <style:text-properties style:font-name="Bitstream Vera Sans Mono" fo:font-size="10pt" style:font-size-asian="10pt" style:font-size-complex="10pt"/>
    </style:style>
    <style:style style:name="P150" style:parent-style-name="Normal" style:family="paragraph">
      <style:paragraph-properties fo:text-align="end"/>
    </style:style>
    <style:style style:name="T151" style:parent-style-name="DefaultParagraphFont" style:family="text">
      <style:text-properties style:font-name="Bitstream Vera Sans Mono" fo:font-size="10pt" style:font-size-asian="10pt" style:font-size-complex="10pt"/>
    </style:style>
    <style:style style:name="P152" style:parent-style-name="Normal" style:family="paragraph">
      <style:paragraph-properties fo:text-align="end"/>
    </style:style>
    <style:style style:name="T153" style:parent-style-name="DefaultParagraphFont" style:family="text">
      <style:text-properties style:font-name="Bitstream Vera Sans Mono" fo:font-size="10pt" style:font-size-asian="10pt" style:font-size-complex="10pt"/>
    </style:style>
    <style:style style:name="P154" style:parent-style-name="Normal" style:family="paragraph">
      <style:paragraph-properties fo:text-align="end"/>
    </style:style>
    <style:style style:name="T155" style:parent-style-name="DefaultParagraphFont" style:family="text">
      <style:text-properties style:font-name="Bitstream Vera Sans Mono" fo:font-size="10pt" style:font-size-asian="10pt" style:font-size-complex="10pt"/>
    </style:style>
    <style:style style:name="P156" style:parent-style-name="Normal" style:family="paragraph">
      <style:paragraph-properties fo:text-align="end"/>
    </style:style>
    <style:style style:name="T157" style:parent-style-name="DefaultParagraphFont" style:family="text">
      <style:text-properties style:font-name="Bitstream Vera Sans Mono" fo:font-size="10pt" style:font-size-asian="10pt" style:font-size-complex="10pt"/>
    </style:style>
    <style:style style:name="P158" style:parent-style-name="Normal" style:family="paragraph">
      <style:paragraph-properties fo:text-align="end"/>
    </style:style>
    <style:style style:name="T159" style:parent-style-name="DefaultParagraphFont" style:family="text">
      <style:text-properties style:font-name="Bitstream Vera Sans Mono" fo:font-size="10pt" style:font-size-asian="10pt" style:font-size-complex="10pt"/>
    </style:style>
    <style:style style:name="P160" style:parent-style-name="Normal" style:family="paragraph">
      <style:paragraph-properties fo:text-align="end"/>
    </style:style>
    <style:style style:name="T161" style:parent-style-name="DefaultParagraphFont" style:family="text">
      <style:text-properties style:font-name="Bitstream Vera Sans Mono" fo:font-size="10pt" style:font-size-asian="10pt" style:font-size-complex="10pt"/>
    </style:style>
    <style:style style:name="P162" style:parent-style-name="Normal" style:family="paragraph">
      <style:paragraph-properties fo:text-align="end"/>
    </style:style>
    <style:style style:name="T163" style:parent-style-name="DefaultParagraphFont" style:family="text">
      <style:text-properties style:font-name="Bitstream Vera Sans Mono" fo:font-size="10pt" style:font-size-asian="10pt" style:font-size-complex="10pt"/>
    </style:style>
    <style:style style:name="P164" style:parent-style-name="Normal" style:family="paragraph">
      <style:paragraph-properties fo:text-align="end"/>
    </style:style>
    <style:style style:name="T165" style:parent-style-name="DefaultParagraphFont" style:family="text">
      <style:text-properties style:font-name="Bitstream Vera Sans Mono" fo:font-size="10pt" style:font-size-asian="10pt" style:font-size-complex="10pt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Standard" style:family="paragraph">
      <style:paragraph-properties fo:text-align="justify"/>
    </style:style>
    <style:style style:name="P174" style:parent-style-name="Standard" style:family="paragraph">
      <style:paragraph-properties fo:text-align="justify"/>
    </style:style>
    <style:style style:name="P175" style:parent-style-name="Standard" style:family="paragraph">
      <style:paragraph-properties fo:text-align="justify"/>
    </style:style>
    <style:style style:name="P176" style:parent-style-name="Standard" style:family="paragraph">
      <style:paragraph-properties fo:text-align="justify"/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  <style:text-properties fo:language="sr" fo:country="RS"/>
    </style:style>
    <style:style style:name="P179" style:parent-style-name="Standard" style:family="paragraph">
      <style:paragraph-properties fo:text-align="justify"/>
      <style:text-properties fo:language="sr" fo:country="RS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</style:style>
    <style:style style:name="T182" style:parent-style-name="DefaultParagraphFont" style:family="text">
      <style:text-properties fo:font-style="italic" style:font-style-asian="italic" style:font-style-complex="italic"/>
    </style:style>
    <style:style style:name="T183" style:parent-style-name="DefaultParagraphFont" style:family="text">
      <style:text-properties fo:language="sr" fo:country="RS"/>
    </style:style>
    <style:style style:name="T184" style:parent-style-name="DefaultParagraphFont" style:family="text">
      <style:text-properties fo:font-style="italic" style:font-style-asian="italic" style:font-style-complex="italic" fo:language="sr" fo:country="RS"/>
    </style:style>
    <style:style style:name="T185" style:parent-style-name="DefaultParagraphFont" style:family="text">
      <style:text-properties fo:language="sr" fo:country="RS"/>
    </style:style>
    <style:style style:name="P186" style:parent-style-name="Standard" style:family="paragraph">
      <style:paragraph-properties fo:text-align="justify" fo:margin-left="0.5in">
        <style:tab-stops/>
      </style:paragraph-properties>
    </style:style>
    <style:style style:name="P187" style:parent-style-name="Normal" style:family="paragraph">
      <style:paragraph-properties style:text-autospace="none" fo:margin-left="0.1in">
        <style:tab-stops/>
      </style:paragraph-properties>
    </style:style>
    <style:style style:name="P188" style:parent-style-name="Normal" style:family="paragraph">
      <style:text-properties style:font-name="Source Code Pro" fo:font-size="10pt" style:font-size-asian="10pt" style:font-size-complex="10pt"/>
    </style:style>
    <style:style style:name="P189" style:parent-style-name="Normal" style:family="paragraph">
      <style:text-properties style:font-name="Source Code Pro" fo:font-size="10pt" style:font-size-asian="10pt" style:font-size-complex="10pt"/>
    </style:style>
    <style:style style:name="P190" style:parent-style-name="Normal" style:family="paragraph">
      <style:text-properties style:font-name="Source Code Pro" fo:font-size="10pt" style:font-size-asian="10pt" style:font-size-complex="10pt"/>
    </style:style>
    <style:style style:name="P191" style:parent-style-name="Normal" style:family="paragraph">
      <style:text-properties style:font-name="Source Code Pro" fo:font-size="10pt" style:font-size-asian="10pt" style:font-size-complex="10pt"/>
    </style:style>
    <style:style style:name="P192" style:parent-style-name="Standard" style:family="paragraph">
      <style:paragraph-properties fo:text-align="justify" fo:margin-left="0.5in">
        <style:tab-stops/>
      </style:paragraph-properties>
    </style:style>
    <style:style style:name="P193" style:parent-style-name="Normal" style:family="paragraph">
      <style:paragraph-properties fo:text-align="end"/>
    </style:style>
    <style:style style:name="T194" style:parent-style-name="DefaultParagraphFont" style:family="text">
      <style:text-properties style:font-name="Bitstream Vera Sans Mono" fo:font-size="10pt" style:font-size-asian="10pt" style:font-size-complex="10pt"/>
    </style:style>
    <style:style style:name="P195" style:parent-style-name="Normal" style:family="paragraph">
      <style:paragraph-properties fo:text-align="end"/>
    </style:style>
    <style:style style:name="T196" style:parent-style-name="DefaultParagraphFont" style:family="text">
      <style:text-properties style:font-name="Bitstream Vera Sans Mono" fo:font-size="10pt" style:font-size-asian="10pt" style:font-size-complex="10pt"/>
    </style:style>
    <style:style style:name="P197" style:parent-style-name="Normal" style:family="paragraph">
      <style:paragraph-properties fo:text-align="end"/>
      <style:text-properties style:font-name="Bitstream Vera Sans Mono" fo:font-size="10pt" style:font-size-asian="10pt" style:font-size-complex="10pt"/>
    </style:style>
    <style:style style:name="P198" style:parent-style-name="Normal" style:family="paragraph">
      <style:paragraph-properties fo:text-align="end"/>
      <style:text-properties style:font-name="Bitstream Vera Sans Mono" fo:font-size="10pt" style:font-size-asian="10pt" style:font-size-complex="10pt"/>
    </style:style>
    <style:style style:name="P199" style:parent-style-name="Normal" style:family="paragraph">
      <style:text-properties style:font-name="Bitstream Vera Sans Mono" fo:font-size="10pt" style:font-size-asian="10pt" style:font-size-complex="10pt"/>
    </style:style>
    <style:style style:name="P200" style:parent-style-name="Normal" style:family="paragraph">
      <style:paragraph-properties fo:text-align="end"/>
    </style:style>
    <style:style style:name="P201" style:parent-style-name="Standard" style:family="paragraph">
      <style:paragraph-properties fo:text-align="justify" fo:margin-left="0.5in">
        <style:tab-stops/>
      </style:paragraph-properties>
    </style:style>
    <style:style style:name="P202" style:parent-style-name="Standard" style:family="paragraph">
      <style:paragraph-properties fo:text-align="justify" fo:margin-left="0.5in">
        <style:tab-stops/>
      </style:paragraph-properties>
    </style:style>
    <style:style style:name="P203" style:parent-style-name="Standard" style:family="paragraph">
      <style:paragraph-properties fo:text-align="justify" fo:margin-left="0.5in">
        <style:tab-stops/>
      </style:paragraph-properties>
    </style:style>
    <style:style style:name="P204" style:parent-style-name="Standard" style:family="paragraph">
      <style:paragraph-properties fo:text-align="justify" fo:margin-left="0.5in">
        <style:tab-stops/>
      </style:paragraph-properties>
    </style:style>
    <style:style style:name="P205" style:parent-style-name="Standard" style:family="paragraph">
      <style:paragraph-properties fo:text-align="justify" fo:margin-left="0.5in">
        <style:tab-stops/>
      </style:paragraph-properties>
    </style:style>
    <style:style style:name="P206" style:parent-style-name="Standard" style:family="paragraph">
      <style:paragraph-properties fo:text-align="justify"/>
    </style:style>
    <style:style style:name="T207" style:parent-style-name="DefaultParagraphFont" style:family="text">
      <style:text-properties fo:font-style="italic" style:font-style-asian="italic" style:font-style-complex="italic"/>
    </style:style>
    <style:style style:name="T208" style:parent-style-name="DefaultParagraphFont" style:family="text">
      <style:text-properties fo:font-style="italic" style:font-style-asian="italic" style:font-style-complex="italic"/>
    </style:style>
    <style:style style:name="T209" style:parent-style-name="DefaultParagraphFont" style:family="text">
      <style:text-properties fo:language="sr" fo:country="RS"/>
    </style:style>
    <style:style style:name="P210" style:parent-style-name="Standard" style:family="paragraph">
      <style:paragraph-properties fo:text-align="justify" fo:margin-left="1in">
        <style:tab-stops>
          <style:tab-stop style:type="left" style:position="1.0611in"/>
        </style:tab-stops>
      </style:paragraph-properties>
    </style:style>
    <style:style style:name="P211" style:parent-style-name="Normal" style:family="paragraph">
      <style:paragraph-properties fo:text-align="end"/>
    </style:style>
    <style:style style:name="T212" style:parent-style-name="DefaultParagraphFont" style:family="text">
      <style:text-properties style:font-name="Bitstream Vera Sans Mono" fo:font-size="10pt" style:font-size-asian="10pt" style:font-size-complex="10pt"/>
    </style:style>
    <style:style style:name="P213" style:parent-style-name="Normal" style:family="paragraph">
      <style:paragraph-properties fo:text-align="end"/>
    </style:style>
    <style:style style:name="T214" style:parent-style-name="DefaultParagraphFont" style:family="text">
      <style:text-properties style:font-name="Bitstream Vera Sans Mono" fo:font-size="10pt" style:font-size-asian="10pt" style:font-size-complex="10pt"/>
    </style:style>
    <style:style style:name="P215" style:parent-style-name="Normal" style:family="paragraph">
      <style:paragraph-properties fo:text-align="end"/>
      <style:text-properties style:font-name="Bitstream Vera Sans Mono" fo:font-size="10pt" style:font-size-asian="10pt" style:font-size-complex="10pt"/>
    </style:style>
    <style:style style:name="P216" style:parent-style-name="Normal" style:family="paragraph">
      <style:paragraph-properties fo:text-align="end"/>
    </style:style>
    <style:style style:name="P217" style:parent-style-name="Normal" style:family="paragraph">
      <style:paragraph-properties style:text-autospace="none" fo:margin-left="0.1in">
        <style:tab-stops/>
      </style:paragraph-properties>
    </style:style>
    <style:style style:name="P218" style:parent-style-name="Normal" style:family="paragraph">
      <style:paragraph-properties style:text-autospace="none" fo:margin-left="0.1in">
        <style:tab-stops/>
      </style:paragraph-properties>
      <style:text-properties style:font-name="Source Code Pro" fo:font-size="10pt" style:font-size-asian="10pt" style:font-size-complex="10pt"/>
    </style:style>
    <style:style style:name="P219" style:parent-style-name="Normal" style:family="paragraph">
      <style:paragraph-properties style:text-autospace="none" fo:margin-left="0.1in">
        <style:tab-stops/>
      </style:paragraph-properties>
      <style:text-properties style:font-name="Source Code Pro" fo:font-size="10pt" style:font-size-asian="10pt" style:font-size-complex="10pt"/>
    </style:style>
    <style:style style:name="P220" style:parent-style-name="Normal" style:family="paragraph">
      <style:paragraph-properties style:text-autospace="none"/>
      <style:text-properties style:font-name="Source Code Pro" fo:font-size="10pt" style:font-size-asian="10pt" style:font-size-complex="10pt"/>
    </style:style>
    <style:style style:name="P221" style:parent-style-name="Standard" style:family="paragraph">
      <style:paragraph-properties fo:text-align="justify">
        <style:tab-stops>
          <style:tab-stop style:type="left" style:position="2.0611in"/>
        </style:tab-stops>
      </style:paragraph-properties>
    </style:style>
    <style:style style:name="P222" style:parent-style-name="Standard" style:family="paragraph">
      <style:paragraph-properties fo:text-align="justify" fo:margin-left="0.5in">
        <style:tab-stops/>
      </style:paragraph-properties>
    </style:style>
    <style:style style:name="P223" style:parent-style-name="Standard" style:family="paragraph">
      <style:paragraph-properties fo:text-align="justify"/>
    </style:style>
    <style:style style:name="P224" style:parent-style-name="Standard" style:family="paragraph">
      <style:paragraph-properties fo:break-before="page" fo:text-align="justify"/>
    </style:style>
    <style:style style:name="P225" style:parent-style-name="Standard" style:family="paragraph">
      <style:paragraph-properties fo:text-align="center" fo:text-indent="0.5in"/>
      <style:text-properties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paragraph-properties fo:text-align="justify" fo:text-indent="0.5in"/>
    </style:style>
    <style:style style:name="P227" style:parent-style-name="Standard" style:family="paragraph">
      <style:paragraph-properties fo:text-align="justify" fo:text-indent="0.5in"/>
    </style:style>
    <style:style style:name="P228" style:parent-style-name="Standard" style:family="paragraph">
      <style:paragraph-properties fo:text-align="justify"/>
    </style:style>
    <style:style style:name="P229" style:parent-style-name="Standard" style:family="paragraph">
      <style:paragraph-properties fo:text-align="justify"/>
    </style:style>
    <style:style style:name="P230" style:parent-style-name="Standard" style:family="paragraph">
      <style:paragraph-properties fo:text-align="justify"/>
    </style:style>
    <style:style style:name="P231" style:parent-style-name="Standard" style:family="paragraph">
      <style:paragraph-properties fo:text-align="justify"/>
    </style:style>
    <style:style style:name="T232" style:parent-style-name="DefaultParagraphFont" style:family="text">
      <style:text-properties fo:font-style="italic" style:font-style-asian="italic" style:font-style-complex="italic"/>
    </style:style>
    <style:style style:name="T233" style:parent-style-name="DefaultParagraphFont" style:family="text">
      <style:text-properties fo:font-style="italic" style:font-style-asian="italic" style:font-style-complex="italic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fo:font-style="italic" style:font-style-asian="italic" style:font-style-complex="italic"/>
    </style:style>
    <style:style style:name="P236" style:parent-style-name="Standard" style:family="paragraph">
      <style:paragraph-properties fo:text-align="justify"/>
    </style:style>
    <style:style style:name="T237" style:parent-style-name="DefaultParagraphFont" style:family="text">
      <style:text-properties fo:font-style="italic" style:font-style-asian="italic" style:font-style-complex="italic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fo:font-style="italic" style:font-style-asian="italic" style:font-style-complex="italic"/>
    </style:style>
    <style:style style:name="T240" style:parent-style-name="DefaultParagraphFont" style:family="text">
      <style:text-properties fo:font-style="italic" style:font-style-asian="italic" style:font-style-complex="italic"/>
    </style:style>
    <style:style style:name="P241" style:parent-style-name="Standard" style:family="paragraph">
      <style:paragraph-properties fo:text-align="justify"/>
    </style:style>
    <style:style style:name="T242" style:parent-style-name="DefaultParagraphFont" style:family="text">
      <style:text-properties style:font-name-asian="Liberation Serif" style:font-name-complex="Liberation Serif"/>
    </style:style>
    <style:style style:name="P243" style:parent-style-name="Standard" style:family="paragraph">
      <style:paragraph-properties fo:text-align="justify"/>
    </style:style>
    <style:style style:name="T244" style:parent-style-name="DefaultParagraphFon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NTP 202</text:span><text:span text:style-name="T3">5</text:span><text:span text:style-name="T4">/202</text:span><text:span text:style-name="T5">6</text:span><text:span text:style-name="T6">.</text:span></text:p>
      <text:p text:style-name="P7"/>
      <text:p text:style-name="P8"><text:span text:style-name="T9">Vežba<text:s/></text:span><text:span text:style-name="T10">2</text:span><text:span text:style-name="T11">.</text:span></text:p>
      <text:p text:style-name="P12"/>
      <text:p text:style-name="P13">U<text:s/>drugom<text:s/>terminu vežbi koje se tiču naprednih koncepata programskog jezika<text:s/><text:span text:style-name="T14">Python</text:span>, studenti bi trebalo da se upoznaju sa sledećim tematskim celinama samostalno proučavajući dolenavedene materijale:</text:p>
      <text:list text:style-name="LFO1" text:continue-numbering="true">
        <text:list-item>
          <text:p text:style-name="P15">Jezici specifični za domen:</text:p>
          <text:list text:continue-numbering="true">
            <text:list-item>
              <text:p text:style-name="P16"><text:a xlink:href="http://www.igordejanovic.net/courses/ntp/jsd-uvod/" office:target-frame-name="_top" xlink:show="replace">Uvod u jezike specifične za domen</text:a></text:p>
            </text:list-item>
            <text:list-item>
              <text:p text:style-name="P17"><text:a xlink:href="https://youtu.be/bLlp8TRnbj8?t=1" office:target-frame-name="_top" xlink:show="replace">Predavanje 3 (00:00-33:00)</text:a></text:p>
            </text:list-item>
          </text:list>
        </text:list-item>
        <text:list-item>
          <text:p text:style-name="P18">textX</text:p>
          <text:list text:continue-numbering="true">
            <text:list-item>
              <text:p text:style-name="P19"><text:a xlink:href="https://youtu.be/bLlp8TRnbj8?t=1981" office:target-frame-name="_top" xlink:show="replace">Predavanje 3 (33:01-58:33)</text:a></text:p>
            </text:list-item>
            <text:list-item>
              <text:p text:style-name="P20"><text:a xlink:href="https://www.youtube.com/watch?v=CN2IVtInapo&amp;feature=emb_logo" office:target-frame-name="_top" xlink:show="replace"><text:span text:style-name="T21">Introduction to textX</text:span></text:a></text:p>
            </text:list-item>
            <text:list-item>
              <text:p text:style-name="P22"><text:a xlink:href="http://textx.github.io/textX/stable/#installation" office:target-frame-name="_top" xlink:show="replace">Uputstvo za instalaciju<text:s/></text:a><text:a xlink:href="http://textx.github.io/textX/stable/#installation" office:target-frame-name="_top" xlink:show="replace"><text:span text:style-name="T23">textX</text:span></text:a><text:a xlink:href="http://textx.github.io/textX/stable/#installation" office:target-frame-name="_top" xlink:show="replace"><text:s/>bi<text:bookmark-start text:name="_Hlt214814341"/><text:bookmark-start text:name="_Hlt214814342"/>b<text:bookmark-end text:name="_Hlt214814341"/><text:bookmark-end text:name="_Hlt214814342"/>lioteke</text:a></text:p>
            </text:list-item>
            <text:list-item>
              <text:p text:style-name="P24"><text:a xlink:href="https://textx.github.io/textx-playground/" office:target-frame-name="_top" xlink:show="replace"><text:span text:style-name="Hyperlink">textX p</text:span><text:bookmark-start text:name="_Hlt214842155"/><text:bookmark-start text:name="_Hlt214842156"/><text:span text:style-name="Hyperlink">l</text:span><text:bookmark-end text:name="_Hlt214842155"/><text:bookmark-end text:name="_Hlt214842156"/><text:span text:style-name="Hyperlink">aygro</text:span><text:bookmark-start text:name="_Hlt214814408"/><text:bookmark-start text:name="_Hlt214814409"/><text:span text:style-name="Hyperlink">u</text:span><text:bookmark-end text:name="_Hlt214814408"/><text:bookmark-end text:name="_Hlt214814409"/><text:span text:style-name="Hyperlink">nd</text:span></text:a></text:p>
            </text:list-item>
            <text:list-item>
              <text:p text:style-name="P25">VSCode integracija pomo<text:span text:style-name="T26">ću<text:s/></text:span><text:a xlink:href="https://github.com/textX/textX-LS" office:target-frame-name="_top" xlink:show="replace"><text:span text:style-name="Hyperlink">textX</text:span><text:bookmark-start text:name="_Hlt214814480"/><text:bookmark-start text:name="_Hlt214814481"/><text:span text:style-name="Hyperlink">-</text:span><text:bookmark-end text:name="_Hlt214814480"/><text:bookmark-end text:name="_Hlt214814481"/><text:span text:style-name="Hyperlink">LS</text:span></text:a></text:p>
            </text:list-item>
            <text:list-item>
              <text:p text:style-name="P27"><text:span text:style-name="T28">Primeri jednostavnih JSD-ova</text:span>:</text:p>
              <text:list text:continue-numbering="true">
                <text:list-item>
                  <text:p text:style-name="P29"><text:span text:style-name="T30">Hello World</text:span><text:s/>primer:</text:p>
                  <text:list text:continue-numbering="true">
                    <text:list-item>
                      <text:p text:style-name="P31"><text:a xlink:href="http://textx.github.io/textX/stable/tutorials/hello_world/" office:target-frame-name="_top" xlink:show="replace"><text:span text:style-name="T32">Hello World tutorial</text:span></text:a></text:p>
                    </text:list-item>
                    <text:list-item>
                      <text:p text:style-name="P33"><text:a xlink:href="https://github.com/vladaindjic/ntp-2020/tree/master/napredni-python/code/dsl/hello_example" office:target-frame-name="_top" xlink:show="replace">paket<text:s/></text:a><text:a xlink:href="https://github.com/vladaindjic/ntp-2020/tree/master/napredni-python/code/dsl/hello_example" office:target-frame-name="_top" xlink:show="replace"><text:span text:style-name="T34">hello_example</text:span></text:a></text:p>
                    </text:list-item>
                  </text:list>
                </text:list-item>
                <text:list-item>
                  <text:p text:style-name="P35">Robot primer:</text:p>
                  <text:list text:continue-numbering="true">
                    <text:list-item>
                      <text:p text:style-name="P36"><text:a xlink:href="http://textx.github.io/textX/stable/tutorials/robot/" office:target-frame-name="_top" xlink:show="replace"><text:span text:style-name="T37">Robot tutorial</text:span></text:a></text:p>
                    </text:list-item>
                    <text:list-item>
                      <text:p text:style-name="P38"><text:a xlink:href="https://github.com/vladaindjic/ntp-2020/tree/master/napredni-python/code/dsl/robot_example" office:target-frame-name="_top" xlink:show="replace">paket<text:s/></text:a><text:a xlink:href="https://github.com/vladaindjic/ntp-2020/tree/master/napredni-python/code/dsl/robot_example" office:target-frame-name="_top" xlink:show="replace"><text:span text:style-name="T39">robot_example</text:span></text:a>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p text:style-name="P41">Zadaci za samostalni rad</text:p>
      <text:p text:style-name="P42"/>
      <text:p text:style-name="P43">Nakon prolaska kroz gorenavedene materijale, ali i uz dodatno samostalno istraživanje, potrebno je uraditi sledeće zadatke (teorijske i praktične):</text:p>
      <text:list text:style-name="LFO2" text:continue-numbering="true">
        <text:list-item>
          <text:p text:style-name="P44">Šta su to jezici specifični za domen<text:span text:style-name="FootnoteReference"><text:note text:note-class="footnote" text:id="_ftn0"><text:note-citation>1</text:note-citation><text:note-body><text:p text:style-name="Footnote">U nastavku JSD.</text:p><text:p text:style-name="Normal"/></text:note-body></text:note></text:span><text:s/>(engl.<text:s/><text:span text:style-name="T45">Domain Specific Languages</text:span>)? Navesti nekoliko primera.</text:p>
        </text:list-item>
        <text:list-item>
          <text:p text:style-name="P46">Koja je razlika između JON-a i JSD-a?</text:p>
        </text:list-item>
        <text:list-item>
          <text:p text:style-name="P47">Koje kriterijume treba da zadovolji dobar JSD?</text:p>
        </text:list-item>
        <text:list-item>
          <text:p text:style-name="P48">Kakvi sve tehnički JSD-ovi postoji? Navesti nekoliko primera za svaku kategoriju.</text:p>
        </text:list-item>
        <text:list-item>
          <text:p text:style-name="P49">Koje su prednosti upotrebe JSD-ova?</text:p>
        </text:list-item>
        <text:list-item>
          <text:p text:style-name="P50">Kako se upotrebom JSD-a obavlja mapiranje konceptualnog rešenja nekog domenskog problema (zadatka) na rešenje iskazano jezikom ciljne platforme?</text:p>
        </text:list-item>
        <text:list-item>
          <text:p text:style-name="P51">Koje se arhitekture mogu koristiti prilikom implementacije JSD-a? Objasniti svaku od njih.</text:p>
        </text:list-item>
        <text:list-item>
          <text:p text:style-name="P52">Šta je model, a šta meta-model?</text:p>
        </text:list-item>
        <text:list-item>
          <text:p text:style-name="P53">Dat je isečak koda iskazan<text:s/><text:span text:style-name="T54">robot2</text:span><text:s/>jezikom, za koji je potrebno napisati<text:s/><text:span text:style-name="T55">textX</text:span><text:s/>gramatiku. Voditi računa da elementi jezika budu dostupni u rezultujućem objektnom modelu koji dobijete od<text:s/><text:span text:style-name="T56">textX</text:span><text:s/>parsera.</text:p>
        </text:list-item>
      </text:list>
      <text:p text:style-name="P57"/>
      <text:p text:style-name="P58"/>
      <text:p text:style-name="P59"/>
      <text:p text:style-name="P60"/>
      <text:p text:style-name="P61"/>
      <text:p text:style-name="P62"><draw:frame draw:z-index="251658240" draw:id="id0" draw:style-name="a0" draw:name="Shape1" text:anchor-type="paragraph" svg:x="2.27337in" svg:y="0.0375in" svg:width="1.84306in" svg:height="1.825in" style:rel-width="scale" style:rel-height="scale"><draw:text-box><text:p text:style-name="P63"/><text:p text:style-name="P64"><text:span text:style-name="T65">def p1 = {</text:span><text:span text:style-name="T66"><text:line-break/><text:s text:c="2"/>init (3, 1);</text:span><text:span text:style-name="T67"><text:line-break/><text:s text:c="2"/>move (up, 4);</text:span><text:span text:style-name="T68"><text:line-break/><text:s text:c="2"/>move (left, 9);</text:span><text:span text:style-name="T69"><text:line-break/><text:s text:c="2"/>move (down);</text:span><text:span text:style-name="T70"><text:line-break/><text:s text:c="2"/>move (right, 1);</text:span><text:span text:style-name="T71"><text:line-break/>};</text:span><text:span text:style-name="T72"><text:line-break/></text:span><text:span text:style-name="T73"><text:line-break/>run(p1);</text:span></text:p></draw:text-box><svg:title/><svg:desc/></draw:frame></text:p>
      <text:p text:style-name="P74"><draw:frame draw:z-index="251659264" draw:id="id1" draw:style-name="a1" draw:name="Shape2" text:anchor-type="paragraph" svg:x="1.925in" svg:y="0.02856in" svg:width="0.2in" svg:height="1.69514in" style:rel-width="scale" style:rel-height="scale"><draw:text-box><text:p text:style-name="P75"><text:span text:style-name="T76">1</text:span></text:p><text:p text:style-name="P77"><text:span text:style-name="T78">2</text:span></text:p><text:p text:style-name="P79"><text:span text:style-name="T80">3</text:span></text:p><text:p text:style-name="P81"><text:span text:style-name="T82">4</text:span></text:p><text:p text:style-name="P83"><text:span text:style-name="T84">5</text:span></text:p><text:p text:style-name="P85"><text:span text:style-name="T86">6</text:span></text:p><text:p text:style-name="P87"><text:span text:style-name="T88">7</text:span></text:p><text:p text:style-name="P89"><text:span text:style-name="T90">8</text:span></text:p><text:p text:style-name="P91"><text:span text:style-name="T92">9</text:span></text:p><text:p text:style-name="P93"><text:span text:style-name="T94">10</text:span></text:p><text:p text:style-name="P95"><text:span text:style-name="T96">11</text:span></text:p></draw:text-box><svg:title/><svg:desc/></draw:frame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list text:style-name="LFO2" text:continue-numbering="true">
        <text:list-item>
          <text:p text:style-name="P106">Dat je isečak koda iskazan<text:s/><text:span text:style-name="T107">cs</text:span><text:s/>jezikom, za koji je potrebno napisati<text:s/><text:span text:style-name="T108">textX</text:span><text:s/>gramatiku. Voditi računa da elementi jezika budu dostupni u rezultujućem objektnom modelu koji dobijete od<text:s/><text:span text:style-name="T109">textX</text:span><text:s/>parsera.</text:p>
        </text:list-item>
      </text:list>
      <text:p text:style-name="P110"><draw:frame draw:z-index="2" draw:id="id2" draw:style-name="a2" draw:name="Shape1" text:anchor-type="paragraph" svg:x="2.22989in" svg:y="0.04112in" svg:width="1.88611in" svg:height="3.03542in" style:rel-width="scale" style:rel-height="scale"><draw:text-box><text:p text:style-name="P111"/><text:p text:style-name="P112"><text:span text:style-name="T113">log_in</text:span><text:span text:style-name="T114"><text:line-break/><text:s text:c="4"/>take GUN,</text:span><text:span text:style-name="T115"><text:line-break/><text:s text:c="4"/>run left 10,</text:span><text:span text:style-name="T116"><text:line-break/><text:s text:c="4"/>run up 5,</text:span><text:span text:style-name="T117"><text:line-break/><text:s text:c="4"/>aim,</text:span><text:span text:style-name="T118"><text:line-break/><text:s text:c="4"/>fire 3,</text:span><text:span text:style-name="T119"><text:line-break/><text:s text:c="4"/>reload,</text:span><text:span text:style-name="T120"><text:line-break/><text:s text:c="4"/>drop GUN,</text:span><text:span text:style-name="T121"><text:line-break/><text:s text:c="4"/>take PISTOL,</text:span><text:span text:style-name="T122"><text:line-break/><text:s text:c="4"/>walk right 3,</text:span><text:span text:style-name="T123"><text:line-break/><text:s text:c="4"/>walk down,</text:span><text:span text:style-name="T124"><text:line-break/><text:s text:c="4"/>aim,</text:span><text:span text:style-name="T125"><text:line-break/><text:s text:c="4"/>fire,</text:span><text:span text:style-name="T126"><text:line-break/><text:s text:c="4"/>reload,</text:span><text:span text:style-name="T127"><text:line-break/><text:s text:c="4"/>drop PISTOL</text:span><text:span text:style-name="T128"><text:line-break/>log_out</text:span></text:p></draw:text-box><svg:title/><svg:desc/></draw:frame></text:p>
      <text:p text:style-name="P129"><draw:frame draw:z-index="3" draw:id="id3" draw:style-name="a3" draw:name="Shape2" text:anchor-type="paragraph" svg:x="1.76175in" svg:y="0.05833in" svg:width="0.30417in" svg:height="2.73889in" style:rel-width="scale" style:rel-height="scale"><draw:text-box><text:p text:style-name="P130"><text:span text:style-name="T131">1</text:span></text:p><text:p text:style-name="P132"><text:span text:style-name="T133">2</text:span></text:p><text:p text:style-name="P134"><text:span text:style-name="T135">3</text:span></text:p><text:p text:style-name="P136"><text:span text:style-name="T137">4</text:span></text:p><text:p text:style-name="P138"><text:span text:style-name="T139">5</text:span></text:p><text:p text:style-name="P140"><text:span text:style-name="T141">6</text:span></text:p><text:p text:style-name="P142"><text:span text:style-name="T143">7</text:span></text:p><text:p text:style-name="P144"><text:span text:style-name="T145">8</text:span></text:p><text:p text:style-name="P146"><text:span text:style-name="T147">9</text:span></text:p><text:p text:style-name="P148"><text:span text:style-name="T149">10</text:span></text:p><text:p text:style-name="P150"><text:span text:style-name="T151">11</text:span></text:p><text:p text:style-name="P152"><text:span text:style-name="T153">12</text:span></text:p><text:p text:style-name="P154"><text:span text:style-name="T155">13</text:span></text:p><text:p text:style-name="P156"><text:span text:style-name="T157">14</text:span></text:p><text:p text:style-name="P158"><text:span text:style-name="T159">15</text:span></text:p><text:p text:style-name="P160"><text:span text:style-name="T161">16</text:span></text:p><text:p text:style-name="P162"><text:span text:style-name="T163">17</text:span></text:p><text:p text:style-name="P164"><text:span text:style-name="T165">18</text:span></text:p></draw:text-box><svg:title/><svg:desc/></draw:frame><text:s/><text:tab/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list text:style-name="LFO2" text:continue-numbering="true">
        <text:list-item>
          <text:p text:style-name="P181">Doraditi<text:s/><text:span text:style-name="T182">robot</text:span><text:s/>primer tako da omogu<text:span text:style-name="T183">ći<text:s/></text:span><text:span text:style-name="T184">for</text:span><text:span text:style-name="T185"><text:s/>petlje oblika:</text:span></text:p>
        </text:list-item>
      </text:list>
      <text:p text:style-name="P186"><draw:frame draw:z-index="251666432" draw:id="id4" draw:style-name="a4" draw:name="Shape1" text:anchor-type="paragraph" svg:x="2.22989in" svg:y="0.09617in" svg:width="1.84236in" svg:height="0.94722in" style:rel-width="scale" style:rel-height="scale"><draw:text-box><text:p text:style-name="P187"/><text:p text:style-name="P188"><text:s/>for i in 5..10</text:p><text:p text:style-name="P189"><text:s/><text:s/><text:s text:c="3"/>up 2</text:p><text:p text:style-name="P190"><text:s text:c="2"/><text:s/><text:s text:c="2"/>right i</text:p><text:p text:style-name="P191"><text:s/>end</text:p><text:p text:style-name="Normal"/></draw:text-box><svg:title/><svg:desc/></draw:frame></text:p>
      <text:p text:style-name="P192"><draw:frame draw:z-index="251668480" draw:id="id5" draw:style-name="a5" draw:name="Shape2" text:anchor-type="paragraph" svg:x="1.76501in" svg:y="0.09514in" svg:width="0.30417in" svg:height="0.75625in" style:rel-width="scale" style:rel-height="scale"><draw:text-box><text:p text:style-name="P193"><text:span text:style-name="T194">1</text:span></text:p><text:p text:style-name="P195"><text:span text:style-name="T196">2</text:span></text:p><text:p text:style-name="P197">3</text:p><text:p text:style-name="P198">4</text:p><text:p text:style-name="P199"/><text:p text:style-name="Normal"/><text:p text:style-name="P200"/></draw:text-box><svg:title/><svg:desc/></draw:frame></text:p>
      <text:p text:style-name="P201"/>
      <text:p text:style-name="P202"/>
      <text:p text:style-name="P203"/>
      <text:p text:style-name="P204"/>
      <text:p text:style-name="P205"/>
      <text:list text:style-name="LFO2" text:continue-numbering="true">
        <text:list-item>
          <text:p text:style-name="P206">Doraditi<text:s/><text:span text:style-name="T207">robot</text:span><text:s/>primer tako da omogući<text:s/><text:span text:style-name="T208">if</text:span><text:s/>iskaze. Gde<text:s/>x i y varijable prestavljaju teku<text:span text:style-name="T209">ću poziciju robota. Posle if iskaza navodi se Bulov izraz sa standardnim operatorima</text:span><text:s/>&lt;,&gt;,&gt;=,&lt;=, !=, ==, and, or, not.</text:p>
        </text:list-item>
      </text:list>
      <text:p text:style-name="P210"><draw:frame draw:z-index="251664384" draw:id="id6" draw:style-name="a6" draw:name="Shape2" text:anchor-type="paragraph" svg:x="1.78517in" svg:y="0.18194in" svg:width="0.30417in" svg:height="0.75625in" style:rel-width="scale" style:rel-height="scale"><draw:text-box><text:p text:style-name="P211"><text:span text:style-name="T212">1</text:span></text:p><text:p text:style-name="P213"><text:span text:style-name="T214">2</text:span></text:p><text:p text:style-name="P215">3</text:p><text:p text:style-name="Normal"/><text:p text:style-name="P216"/></draw:text-box><svg:title/><svg:desc/></draw:frame><draw:custom-shape svg:x="1.94221in" svg:y="0.02569in" svg:width="0.26042in" svg:height="0.92153in" draw:z-index="251662336" draw:id="id7" draw:style-name="a7" draw:name="Rectangle 1" text:anchor-type="paragraph"><svg:title/><svg:desc/><draw:enhanced-geometry draw:type="non-primitive" svg:viewBox="0 0 21600 21600" draw:enhanced-path="M 0 0 L 21600 0 21600 21600 0 21600 Z N"/></draw:custom-shape><draw:frame draw:z-index="251661312" draw:id="id8" draw:style-name="a8" draw:name="Shape1" text:anchor-type="paragraph" svg:x="2.22986in" svg:y="0.02569in" svg:width="1.84236in" svg:height="0.77361in" style:rel-width="scale" style:rel-height="scale"><draw:text-box><text:p text:style-name="P217"/><text:p text:style-name="P218">if x &gt; 5</text:p><text:p text:style-name="P219"><text:tab/>up 1</text:p><text:p text:style-name="P220"><text:s text:c="2"/>end</text:p><text:p text:style-name="Normal"/></draw:text-box><svg:title/><svg:desc/></draw:frame><text:tab/></text:p>
      <text:p text:style-name="P221"/>
      <text:p text:style-name="P222"/>
      <text:p text:style-name="P223"/>
      <text:p text:style-name="P224"/>
      <text:p text:style-name="P225">Teme za dodatno istraživanje</text:p>
      <text:p text:style-name="P226"/>
      <text:p text:style-name="P227">Studenti koji su zainteresovani za oblast programskih prevodilaca i jezika specifičnih za domen mogu istražiti i sledeće materijale:</text:p>
      <text:list text:style-name="LFO3" text:continue-numbering="true">
        <text:list-item>
          <text:p text:style-name="P228">Implementacija JSD-a za iskazivanje jednostavnih matematičkih izraza</text:p>
          <text:list text:continue-numbering="true">
            <text:list-item>
              <text:p text:style-name="P229"><text:a xlink:href="https://github.com/vladaindjic/ntp-2020/tree/master/napredni-python/code/dsl/calc_example/silazno" office:target-frame-name="_top" xlink:show="replace">upotrebom silaznog parsera</text:a></text:p>
            </text:list-item>
            <text:list-item>
              <text:p text:style-name="P230"><text:a xlink:href="https://github.com/vladaindjic/ntp-2020/tree/master/napredni-python/code/dsl/calc_example/uzlazno" office:target-frame-name="_top" xlink:show="replace">upotrebom uzlaznog parsera</text:a></text:p>
            </text:list-item>
          </text:list>
        </text:list-item>
        <text:list-item>
          <text:p text:style-name="P231">Upoznati se sa mognućnošću<text:s/><text:span text:style-name="T232">textX</text:span>-a da razrešava reference na instance drugih pravila meta-modela, proučavajući primer jednostavnog<text:s/><text:span text:style-name="T233">Entity</text:span><text:s/>JSD-a</text:p>
          <text:list text:continue-numbering="true">
            <text:list-item>
              <text:p text:style-name="P234"><text:a xlink:href="http://textx.github.io/textX/stable/tutorials/entity/" office:target-frame-name="_top" xlink:show="replace"><text:span text:style-name="T235">Entity tutorial</text:span></text:a></text:p>
            </text:list-item>
            <text:list-item>
              <text:p text:style-name="P236"><text:a xlink:href="https://github.com/vladaindjic/ntp-2020/tree/master/napredni-python/code/dsl/entity_example" office:target-frame-name="_top" xlink:show="replace">paket<text:s/></text:a><text:a xlink:href="https://github.com/vladaindjic/ntp-2020/tree/master/napredni-python/code/dsl/entity_example" office:target-frame-name="_top" xlink:show="replace"><text:span text:style-name="T237">entity_example</text:span></text:a></text:p>
            </text:list-item>
          </text:list>
        </text:list-item>
        <text:list-item>
          <text:p text:style-name="P238">Jedna implementacija generatora<text:s/><text:span text:style-name="T239">LR</text:span><text:s/>parsera u programskom jeziku<text:s/><text:span text:style-name="T240">Python</text:span>:</text:p>
          <text:list text:continue-numbering="true">
            <text:list-item>
              <text:p text:style-name="P241"><text:a xlink:href="http://www.igordejanovic.net/parglare/stable/" office:target-frame-name="_top" xlink:show="replace">parglare<text:s/></text:a><text:a xlink:href="http://www.igordejanovic.net/parglare/stable/" office:target-frame-name="_top" xlink:show="replace"><text:span text:style-name="T242">≈<text:s/></text:span></text:a><text:a xlink:href="http://www.igordejanovic.net/parglare/stable/" office:target-frame-name="_top" xlink:show="replace">Flex + Bison</text:a></text:p>
            </text:list-item>
          </text:list>
        </text:list-item>
        <text:list-item>
          <text:p text:style-name="P243">Bogata<text:s/><text:a xlink:href="http://textx.github.io/textX/stable/" office:target-frame-name="_top" xlink:show="replace">dokumentacija<text:s/></text:a><text:a xlink:href="http://textx.github.io/textX/stable/" office:target-frame-name="_top" xlink:show="replace"><text:span text:style-name="T244">textX</text:span></text:a><text:a xlink:href="http://textx.github.io/textX/stable/" office:target-frame-name="_top" xlink:show="replace">-a</text:a><text:s/>sa (ostalim, nešto kompleksnijim) primerima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 svg:panose-1="5 1 0 0 0 0 0 0 0 0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Mangal" svg:font-family="Mangal" style:font-family-generic="roman" style:font-pitch="variable" svg:panose-1="0 0 4 0 0 0 0 0 0 0"/>
    <style:font-face style:name="Source Code Pro" svg:font-family="Source Code Pro" style:font-family-generic="modern" style:font-pitch="fixed"/>
    <style:font-face style:name="Bitstream Vera Sans Mono" svg:font-family="Bitstream Vera Sans Mono" style:font-family-generic="moder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6.6%"/>
    </style:style>
    <style:style style:name="EndnoteSymbol" style:display-name="Endnote Symbol" style:family="text"/>
    <style:style style:name="FootnoteReference" style:display-name="Footnote Reference" style:family="text" style:parent-style-name="DefaultParagraphFont">
      <style:text-properties style:text-position="super 66.6%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(%2%)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ušan Nikolić</meta:initial-creator>
    <dc:creator>Dušan Nikolić</dc:creator>
    <meta:creation-date>2025-11-24T01:17:00Z</meta:creation-date>
    <dc:date>2025-11-24T01:17:00Z</dc:date>
    <meta:print-date>2025-11-23T17:02:00Z</meta:print-date>
    <meta:template xlink:href="Normal" xlink:type="simple"/>
    <meta:editing-cycles>2</meta:editing-cycles>
    <meta:editing-duration>PT0S</meta:editing-duration>
    <meta:document-statistic meta:page-count="3" meta:paragraph-count="92" meta:word-count="679" meta:character-count="4632" meta:row-count="149" meta:non-whitespace-character-count="4045"/>
  </office:meta>
</office:document-meta>
</file>